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rsid="0014cecc" officeooo:paragraph-rsid="0014cecc"/>
    </style:style>
    <style:style style:name="P3" style:family="paragraph" style:parent-style-name="Standard">
      <style:text-properties fo:language="en" fo:country="US" officeooo:rsid="0014cecc" officeooo:paragraph-rsid="00177516"/>
    </style:style>
    <style:style style:name="P4" style:family="paragraph" style:parent-style-name="Standard">
      <style:text-properties fo:language="en" fo:country="US" officeooo:rsid="0016129e" officeooo:paragraph-rsid="0016129e"/>
    </style:style>
    <style:style style:name="P5" style:family="paragraph" style:parent-style-name="Standard">
      <style:text-properties fo:language="en" fo:country="US" officeooo:rsid="0016129e" officeooo:paragraph-rsid="00177516"/>
    </style:style>
    <style:style style:name="P6" style:family="paragraph" style:parent-style-name="Standard">
      <style:text-properties fo:language="en" fo:country="US" fo:font-weight="bold" officeooo:rsid="0014cecc" officeooo:paragraph-rsid="0014cecc" style:font-weight-asian="bold" style:font-weight-complex="bold"/>
    </style:style>
    <style:style style:name="T1" style:family="text">
      <style:text-properties officeooo:rsid="00177516"/>
    </style:style>
    <style:style style:name="T2" style:family="text">
      <style:text-properties fo:language="en" fo:country="US" officeooo:rsid="001612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4">=======================================================================</text:p>
      <text:p text:style-name="P4"/>
      <text:p text:style-name="P6">Ideas <text:span text:style-name="T1">to continue developing the software.</text:span></text:p>
      <text:p text:style-name="P2"/>
      <text:p text:style-name="P2">* Add an introduction activity before the questions. Show some pictures of words related to the topic to be discussed. Show 3 PICTURES and their corresponding WORDS so the students have the chance to guess what the topic will be about.</text:p>
      <text:p text:style-name="P2"/>
      <text:p text:style-name="P2">* Show 3 SENTENCES related to the main topic. Read them and analyze them, so the students have some extra information about the topic that will be debated or discussed afterwards.</text:p>
      <text:p text:style-name="P2"/>
      <text:p text:style-name="P5">=======================================================================</text:p>
      <text:p text:style-name="P3">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2T15:24:07.571000000</meta:creation-date>
    <dc:date>2023-07-02T15:32:20.550000000</dc:date>
    <meta:editing-duration>PT8M13S</meta:editing-duration>
    <meta:editing-cycles>3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6" meta:word-count="80" meta:character-count="599" meta:non-whitespace-character-count="523"/>
  </office:meta>
</office:document-meta>
</file>